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 style:master-page-name="Standard">
      <style:paragraph-properties style:page-number="auto"/>
    </style:style>
    <style:style style:name="P3" style:family="paragraph" style:parent-style-name="Quotations">
      <style:paragraph-properties fo:margin-left="0in" fo:margin-right="0.3937in" fo:text-indent="0in" style:auto-text-indent="false"/>
      <style:text-properties officeooo:rsid="0009a65c" officeooo:paragraph-rsid="0009a65c"/>
    </style:style>
    <style:style style:name="P4" style:family="paragraph" style:parent-style-name="Quotations">
      <style:paragraph-properties fo:margin-left="0in" fo:margin-right="0.3937in" fo:text-indent="0in" style:auto-text-indent="false"/>
      <style:text-properties officeooo:paragraph-rsid="0009a65c"/>
    </style:style>
    <style:style style:name="P5" style:family="paragraph" style:parent-style-name="Quotations">
      <style:paragraph-properties fo:margin-left="0in" fo:margin-right="0.3937in" fo:text-indent="0in" style:auto-text-indent="false"/>
      <style:text-properties fo:font-size="13pt" fo:font-weight="bold" officeooo:paragraph-rsid="0009a65c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a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Boss Server<text:line-break/>------------<text:line-break/>1) start<text:line-break/>2) stop<text:line-break/>3) restart<text:line-break/><text:line-break/>Web Application<text:line-break/>---------------<text:line-break/>1) Using eclipse<text:line-break/>2) File --&gt; New --&gt; Other --&gt; Type "Dynamic Web Project" --&gt; Give Project Name --&gt; Next --&gt; Next --&gt; Finish<text:line-break/>3) Right click on the project --&gt; Export --&gt; WAR --&gt; Give war file name --&gt; store locally<text:line-break/>4) Deploy in \jboss-as-7.1.1.Final\standalone\deployments<text:line-break/>5) Default IP: 127.0.0.0 (localhost)<text:line-break/>6) Default port: 8080<text:line-break/>7) If you want to change the port, you can change in standalone.xml (http:&lt;port&gt;, https:&lt;port&gt;)<text:line-break/></text:p>
      <text:p text:style-name="P1">HOW TO SET A PATH TO START THE SERVER</text:p>
      <text:p text:style-name="Quotations"><text:s text:c="2"/>Please find the below path variables.<text:line-break/><text:line-break/> <text:s/><text:span text:style-name="T1">JAVA_HOME</text:span>: C:\Program Files\Java\jdk1.7.0_65 (Your JDK Location)<text:line-break/> <text:s/><text:span text:style-name="T1">JBOSS_HOME</text:span>: E:\jboss-as-7.1.1.Final (Your Jboss location)</text:p>
      <text:p text:style-name="Quotations"><text:s/><text:span text:style-name="T1">PATH</text:span>: %JAVA_HOME%\bin;%JBOSS_HOME%;</text:p>
      <text:p text:style-name="P4"/>
      <text:p text:style-name="P5"><text:span text:style-name="T2">Ant build cmd:</text:span></text:p>
      <text:p text:style-name="P3">D:\Brahmini\Brahmini Projects\Projects\WiPayProjects\WiPayAdmin&gt;</text:p>
      <text:p text:style-name="P3">ant -f build_obfuscation.x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" style:font-family-asian="Arial" style:font-family-generic-asian="swiss" style:font-pitch-asian="variable" style:font-size-asian="12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language="en" fo:country="US" style:letter-kerning="true" style:font-size-asian="14pt" style:language-asian="zh" style:country-asian="CN" style:font-name-complex="Microsoft YaHei" style:font-family-complex="'Microsoft YaHei'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1" style:font-family-asian="Arial" style:font-family-generic-asian="swiss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Arial1" style:font-family-asian="Arial" style:font-family-generic-asian="swiss" style:language-asian="zh" style:country-asian="CN" style:font-style-asian="italic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1" style:font-family-asian="Arial" style:font-family-generic-asian="swiss" style:font-size-asian="12pt" style:language-asian="zh" style:country-asian="CN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7T10:09:03.613000000</dc:date>
    <meta:generator>LibreOffice/4.4.0.1$Windows_x86 LibreOffice_project/1ba9640ddd424f1f535c75bf2b86703770b8cf6f</meta:generator>
    <meta:editing-duration>PT1M34S</meta:editing-duration>
    <meta:editing-cycles>1</meta:editing-cycles>
    <meta:document-statistic meta:table-count="0" meta:image-count="0" meta:object-count="0" meta:page-count="1" meta:paragraph-count="7" meta:word-count="129" meta:character-count="861" meta:non-whitespace-character-count="740"/>
  </office:meta>
</office:document-meta>
</file>